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543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8075in"/>
    </style:style>
    <style:style style:name="co7" style:family="table-column">
      <style:table-column-properties fo:break-before="auto" style:column-width="0.7535in"/>
    </style:style>
    <style:style style:name="co8" style:family="table-column">
      <style:table-column-properties fo:break-before="auto" style:column-width="0.4638in"/>
    </style:style>
    <style:style style:name="co9" style:family="table-column">
      <style:table-column-properties fo:break-before="auto" style:column-width="0.9146in"/>
    </style:style>
    <style:style style:name="co10" style:family="table-column">
      <style:table-column-properties fo:break-before="auto" style:column-width="0.9043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order="0.74pt solid #000000"/>
      <style:text-properties style:text-underline-style="none"/>
    </style:style>
    <style:style style:name="ce4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="0.74pt solid #000000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2" style:family="table-cell" style:parent-style-name="Default">
      <style:table-cell-properties fo:border="0.74pt solid #000000" style:vertical-align="middle"/>
    </style:style>
    <style:style style:name="gr1" style:family="graphic" style:parent-style-name="Default">
      <style:graphic-properties draw:marker-end="Arrow" draw:marker-end-width="0.0787in" draw:textarea-horizontal-align="center" draw:textarea-vertical-align="middle" loext:decorative="fals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cks-db-diagram" table:style-name="ta1">
        <table:shapes>
          <draw:line draw:z-index="0" draw:name="Line 1" draw:style-name="gr1" draw:text-style-name="P1" svg:x1="2.1409in" svg:y1="0.3453in" svg:x2="0.4106in" svg:y2="0.826in">
            <text:p/>
          </draw:line>
          <draw:line draw:z-index="1" draw:name="Line 2" draw:style-name="gr1" draw:text-style-name="P1" svg:x1="7.5906in" svg:y1="0.3453in" svg:x2="0.4646in" svg:y2="1.8406in">
            <text:p/>
          </draw:line>
          <draw:line draw:z-index="2" draw:name="Line 3" draw:style-name="gr1" draw:text-style-name="P1" svg:x1="8.226in" svg:y1="0.3346in" svg:x2="1.4972in" svg:y2="1.8406in">
            <text:p/>
          </draw:line>
          <draw:line draw:z-index="3" draw:name="Line 4" draw:style-name="gr1" draw:text-style-name="P1" svg:x1="4.3701in" svg:y1="0.8992in" svg:x2="0.778in" svg:y2="1.3177in">
            <text:p/>
          </draw:line>
          <draw:line draw:z-index="4" draw:name="Line 5" draw:style-name="gr1" draw:text-style-name="P1" svg:x1="0.3567in" svg:y1="2.3528in" svg:x2="1.1563in" svg:y2="0.3764in">
            <text:p/>
          </draw:line>
          <draw:line draw:z-index="5" draw:name="Line 6" draw:style-name="gr1" draw:text-style-name="P1" svg:x1="1.4323in" svg:y1="2.2902in" svg:x2="0.4539in" svg:y2="1.9142in">
            <text:p/>
          </draw:line>
          <draw:line draw:z-index="6" draw:name="Line 7" draw:style-name="gr1" draw:text-style-name="P1" svg:x1="2.4in" svg:y1="2.3008in" svg:x2="1.2811in" svg:y2="2.0079in">
            <text:p/>
          </draw:line>
          <draw:line draw:z-index="7" draw:name="Line 8" draw:style-name="gr1" draw:text-style-name="P1" svg:x1="5.0441in" svg:y1="0.3661in" svg:x2="0.3563in" svg:y2="3.4299in">
            <text:p/>
          </draw:line>
          <draw:line draw:z-index="8" draw:name="Line 9" draw:style-name="gr1" draw:text-style-name="P1" svg:x1="6.0378in" svg:y1="0.3661in" svg:x2="0.378in" svg:y2="3.9949in">
            <text:p/>
          </draw:line>
          <draw:line draw:z-index="9" draw:name="Line 10" draw:style-name="gr1" draw:text-style-name="P1" svg:x1="2.4087in" svg:y1="0.9098in" svg:x2="0.3346in" svg:y2="4.5283in">
            <text:p/>
          </draw:line>
          <draw:line draw:z-index="10" draw:name="Line 11" draw:style-name="gr1" draw:text-style-name="P1" svg:x1="3.1in" svg:y1="0.8992in" svg:x2="0.324in" svg:y2="5.072in">
            <text:p/>
          </draw:line>
          <draw:line draw:z-index="11" draw:name="Line 12" draw:style-name="gr1" draw:text-style-name="P1" svg:x1="5.0894in" svg:y1="0.889in" svg:x2="2.3894in" svg:y2="1.3177in">
            <text:p/>
          </draw:line>
          <draw:line draw:z-index="12" draw:name="Line 13" draw:style-name="gr1" draw:text-style-name="P1" svg:x1="3.1205in" svg:y1="0.3453in" svg:x2="4.4161in" svg:y2="0.7217in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ick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rea</text:p>
          </table:table-cell>
          <table:table-cell table:style-name="ce2" office:value-type="string" calcext:value-type="string">
            <text:p>pitches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style</text:p>
          </table:table-cell>
          <table:table-cell table:style-name="ce4" office:value-type="string" calcext:value-type="string">
            <text:p>lead_style</text:p>
          </table:table-cell>
          <table:table-cell table:style-name="ce4" office:value-type="string" calcext:value-type="string">
            <text:p>notes</text:p>
          </table:table-cell>
          <table:table-cell table:style-name="ce4" office:value-type="string" calcext:value-type="string">
            <text:p>client_fname</text:p>
          </table:table-cell>
          <table:table-cell table:style-name="ce4" office:value-type="string" calcext:value-type="string">
            <text:p>client_lname</text:p>
          </table:table-cell>
          <table:table-cell table:style-name="ce4" office:value-type="string" calcext:value-type="string">
            <text:p>partner_fname</text:p>
          </table:table-cell>
          <table:table-cell table:style-name="ce4" office:value-type="string" calcext:value-type="string">
            <text:p>partner_lname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limb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grade</text:p>
          </table:table-cell>
          <table:table-cell table:style-name="ce3" office:value-type="string" calcext:value-type="string">
            <text:p>commitment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gps_loc</text:p>
          </table:table-cell>
          <table:table-cell table:style-name="ce1" office:value-type="string" calcext:value-type="string">
            <text:p>area</text:p>
          </table:table-cell>
          <table:table-cell table:style-name="ce9" office:value-type="string" calcext:value-type="string">
            <text:p>area_state</text:p>
          </table:table-cell>
          <table:table-cell table:style-name="ce12" office:value-type="string" calcext:value-type="string">
            <text:p>notes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rea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area_name</text:p>
          </table:table-cell>
          <table:table-cell table:style-name="ce2" office:value-type="string" calcext:value-type="string">
            <text:p>country</text:p>
          </table:table-cell>
          <table:table-cell table:style-name="ce1" office:value-type="string" calcext:value-type="string">
            <text:p>state</text:p>
          </table:table-cell>
          <table:table-cell table:style-name="ce3" office:value-type="string" calcext:value-type="string">
            <text:p>notes</text:p>
          </table:table-cell>
          <table:table-cell table:style-name="ce8"/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lient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name</text:p>
          </table:table-cell>
          <table:table-cell table:style-name="ce1" office:value-type="string" calcext:value-type="string">
            <text:p>lname</text:p>
          </table:table-cell>
          <table:table-cell table:style-name="ce4" office:value-type="string" calcext:value-type="string">
            <text:p>notes</text:p>
          </table:table-cell>
          <table:table-cell table:style-name="ce8"/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uided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lient_fname</text:p>
          </table:table-cell>
          <table:table-cell table:style-name="ce1" office:value-type="string" calcext:value-type="string">
            <text:p>client_lname</text:p>
          </table:table-cell>
          <table:table-cell table:style-name="ce9" office:value-type="string" calcext:value-type="string">
            <text:p>company</text:p>
          </table:table-cell>
          <table:table-cell table:style-name="ce3" office:value-type="string" calcext:value-type="string">
            <text:p>tip</text:p>
          </table:table-cell>
          <table:table-cell table:style-name="ce8" table:number-columns-repeated="2"/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rade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grade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tyle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style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lead_style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style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ommitment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limb_type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 style:data-style-name="N2" text:time-value="08:20:56.4974132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21T09:25:30.467088419</dc:date>
    <meta:editing-duration>PT7H46M18S</meta:editing-duration>
    <meta:editing-cycles>10</meta:editing-cycles>
    <meta:generator>LibreOffice/24.8.6.2$Linux_X86_64 LibreOffice_project/480$Build-2</meta:generator>
    <meta:document-statistic meta:table-count="1" meta:cell-count="48" meta:object-count="13"/>
  </office:meta>
</office:document-meta>
</file>